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2" style:family="paragraph" style:parent-style-name="Heading_20_1">
      <style:text-properties style:font-name="Liberation Serif" fo:language="en" fo:country="GB" officeooo:paragraph-rsid="00225a5c"/>
    </style:style>
    <style:style style:name="P3" style:family="paragraph" style:parent-style-name="Heading_20_2">
      <style:text-properties style:font-name="Liberation Serif" fo:language="en" fo:country="GB" officeooo:paragraph-rsid="00225a5c"/>
    </style:style>
    <style:style style:name="P4" style:family="paragraph" style:parent-style-name="Heading_20_2">
      <style:text-properties style:font-name="Liberation Serif"/>
    </style:style>
    <style:style style:name="P5" style:family="paragraph" style:parent-style-name="Heading_20_3">
      <style:text-properties style:font-name="Liberation Serif"/>
    </style:style>
    <style:style style:name="P6" style:family="paragraph" style:parent-style-name="Heading_20_3">
      <style:text-properties style:font-name="Liberation Serif" officeooo:paragraph-rsid="004ac391"/>
    </style:style>
    <style:style style:name="P7" style:family="paragraph" style:parent-style-name="Subtitle">
      <style:text-properties fo:font-size="12pt" officeooo:paragraph-rsid="00225a5c" style:font-size-asian="12pt" style:font-size-complex="12pt"/>
    </style:style>
    <style:style style:name="P8"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9"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10" style:family="paragraph" style:parent-style-name="Subtitle">
      <style:text-properties style:font-name="Liberation Serif" fo:font-size="12pt" fo:language="en" fo:country="GB" officeooo:paragraph-rsid="00225a5c" style:font-size-asian="12pt" style:font-size-complex="12pt"/>
    </style:style>
    <style:style style:name="P11" style:family="paragraph" style:parent-style-name="Text_20_body" style:list-style-name="L54">
      <style:text-properties style:font-name="Liberation Serif" fo:language="en" fo:country="GB"/>
    </style:style>
    <style:style style:name="P12" style:family="paragraph" style:parent-style-name="Text_20_body" style:list-style-name="L54">
      <style:text-properties style:font-name="Liberation Serif" fo:language="en" fo:country="GB" officeooo:paragraph-rsid="00382f12"/>
    </style:style>
    <style:style style:name="P13" style:family="paragraph" style:parent-style-name="Text_20_body" style:list-style-name="L54">
      <style:text-properties style:font-name="Liberation Serif" fo:language="en" fo:country="GB" officeooo:paragraph-rsid="00381e87"/>
    </style:style>
    <style:style style:name="P14" style:family="paragraph" style:parent-style-name="Text_20_body" style:list-style-name="L54">
      <style:text-properties style:font-name="Liberation Serif" fo:language="en" fo:country="GB" officeooo:rsid="003b372f" officeooo:paragraph-rsid="003b372f"/>
    </style:style>
    <style:style style:name="P15" style:family="paragraph" style:parent-style-name="Text_20_body" style:list-style-name="L54">
      <style:text-properties style:font-name="Liberation Serif" fo:language="en" fo:country="GB" officeooo:rsid="003c440f" officeooo:paragraph-rsid="003c440f"/>
    </style:style>
    <style:style style:name="P16" style:family="paragraph" style:parent-style-name="Text_20_body" style:list-style-name="L54">
      <style:text-properties style:font-name="Liberation Serif" fo:language="en" fo:country="GB" officeooo:rsid="0041105f" officeooo:paragraph-rsid="0041105f"/>
    </style:style>
    <style:style style:name="P17" style:family="paragraph" style:parent-style-name="Text_20_body" style:list-style-name="L54">
      <style:text-properties style:font-name="Liberation Serif" officeooo:paragraph-rsid="004ac391"/>
    </style:style>
    <style:style style:name="P18" style:family="paragraph" style:parent-style-name="Text_20_body" style:list-style-name="L56">
      <style:text-properties style:font-name="Liberation Serif"/>
    </style:style>
    <style:style style:name="P19" style:family="paragraph" style:parent-style-name="Text_20_body" style:list-style-name="L56">
      <style:text-properties style:font-name="Liberation Serif" officeooo:rsid="0057709a" officeooo:paragraph-rsid="00591ec0"/>
    </style:style>
    <style:style style:name="P20" style:family="paragraph" style:parent-style-name="Text_20_body" style:list-style-name="L56">
      <style:text-properties style:font-name="Liberation Serif" officeooo:rsid="0065d757" officeooo:paragraph-rsid="006aa27b"/>
    </style:style>
    <style:style style:name="P21" style:family="paragraph" style:parent-style-name="Text_20_body" style:list-style-name="L58"/>
    <style:style style:name="P22" style:family="paragraph" style:parent-style-name="Title">
      <style:text-properties style:font-name="Liberation Serif" fo:font-size="22pt" fo:language="en" fo:country="GB" officeooo:paragraph-rsid="00225a5c" style:font-size-asian="22pt" style:font-size-complex="22pt"/>
    </style:style>
    <style:style style:name="T1" style:family="text">
      <style:text-properties fo:language="en" fo:country="GB"/>
    </style:style>
    <style:style style:name="T2" style:family="text">
      <style:text-properties fo:language="en" fo:country="GB" officeooo:rsid="00421998"/>
    </style:style>
    <style:style style:name="T3" style:family="text">
      <style:text-properties fo:language="en" fo:country="GB" officeooo:rsid="0043b684"/>
    </style:style>
    <style:style style:name="T4" style:family="text">
      <style:text-properties fo:font-size="14pt" style:font-size-asian="14pt" style:font-size-complex="14pt"/>
    </style:style>
    <style:style style:name="T5" style:family="text">
      <style:text-properties officeooo:rsid="0023f27c"/>
    </style:style>
    <style:style style:name="T6" style:family="text">
      <style:text-properties style:font-name="Liberation Serif"/>
    </style:style>
    <style:style style:name="T7" style:family="text">
      <style:text-properties style:font-name="Liberation Serif" fo:language="en" fo:country="GB"/>
    </style:style>
    <style:style style:name="T8" style:family="text">
      <style:text-properties officeooo:rsid="00591ec0"/>
    </style:style>
    <style:style style:name="T9" style:family="text">
      <style:text-properties officeooo:rsid="0061802c"/>
    </style:style>
    <style:style style:name="T10" style:family="text">
      <style:text-properties officeooo:rsid="0069fe7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ryptography with OpenSSL – Applications</text:p>
      <text:h text:style-name="P1" text:outline-level="1" text:is-list-header="true">Lab Report <text:span text:style-name="T5">3</text:span></text:h>
      <text:p text:style-name="P8">Information Systems Security course (01TYM, 02KRQ)</text:p>
      <text:p text:style-name="P9">Politecnico di Torino – AA 2023/24</text:p>
      <text:p text:style-name="P10">prepared by:</text:p>
      <text:p text:style-name="P7"><text:span text:style-name="T7">Anuar Elio Magliari (</text:span><text:a xlink:type="simple" xlink:href="mailto:s317033@studenti.polito.it" text:style-name="Internet_20_link" text:visited-style-name="Visited_20_Internet_20_Link"><text:span text:style-name="T7">s317033@studenti.polito.it</text:span></text:a><text:span text:style-name="T7">)</text:span></text:p>
      <text:p text:style-name="P7"><text:span text:style-name="T7">George Florin Eftime (</text:span><text:a xlink:type="simple" xlink:href="mailto:s303483@studenti.polito.it" text:style-name="Internet_20_link" text:visited-style-name="Visited_20_Internet_20_Link"><text:span text:style-name="T7">s303483@studenti.polito.it</text:span></text:a><text:span text:style-name="T7">)</text:span></text:p>
      <text:h text:style-name="P2" text:outline-level="1">Cryptography applications: integrity</text:h>
      <text:h text:style-name="P3" text:outline-level="2"><text:span text:style-name="T4">Message Authentication Codes</text:span></text:h>
      <text:h text:style-name="P6" text:outline-level="3" text:is-list-header="true"><text:span text:style-name="T1">Manual generation of a keyed-digest</text:span><text:span text:style-name="T7"/></text:h>
      <text:list text:style-name="L54">
        <text:list-item>
          <text:p text:style-name="P11">Write down the command dgst of OpenSSL that Alice could to calculate a keyed-digest on the file msg, by using sha256 as base function?</text:p>
          <text:list>
            <text:list-item>
              <text:p text:style-name="P11">openssl dgst -sha256 -hmac key -out msg_digest -hex msg</text:p>
            </text:list-item>
          </text:list>
        </text:list-item>
        <text:list-item>
          <text:p text:style-name="P12">What information needs to know Bob to verify this manually constructed keyed-digest?</text:p>
        </text:list-item>
      </text:list>
      <text:section text:style-name="Sect1" text:name="Sezione1">
        <text:list text:continue-numbering="true" text:style-name="L54">
          <text:list-item>
            <text:list>
              <text:list-item>
                <text:p text:style-name="P14">The original plaintext</text:p>
              </text:list-item>
              <text:list-item>
                <text:p text:style-name="P14">The symmetric key</text:p>
              </text:list-item>
              <text:list-item>
                <text:p text:style-name="P15">The base function used for the hashing</text:p>
              </text:list-item>
            </text:list>
          </text:list-item>
        </text:list>
      </text:section>
      <text:list text:continue-numbering="true" text:style-name="L54">
        <text:list-item>
          <text:p text:style-name="P12">Which steps must be performed by Bob to verify the keyed-digest?</text:p>
          <text:list>
            <text:list-item>
              <text:p text:style-name="P16">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3">Why this way of constructing a keyed-digest is not secure?</text:p>
          <text:list>
            <text:list-item>
              <text:p text:style-name="P17"><text:span text:style-name="T2">An attacker, even if </text:span><text:span text:style-name="T3">he</text:span><text:span text:style-name="T2"> do</text:span><text:span text:style-name="T3">esn’t</text:span><text:span text:style-name="T2"> know the key, could append message blocks to the end of the message (or at the beginning, depending on where the key is located) and recalculate the keyed digest.</text:span></text:p>
            </text:list-item>
          </text:list>
        </text:list-item>
      </text:list>
      <text:h text:style-name="P5" text:outline-level="3" text:is-list-header="true">Computing an HMAC with OpenSSL</text:h>
      <text:list text:style-name="L56">
        <text:list-item>
          <text:p text:style-name="P18">Write the OpenSSL command used to verify the keyed-digest generated above (hint: to compare two files you can use the command cmp)</text:p>
          <text:list>
            <text:list-item>
              <text:p text:style-name="P18">openssl dgst -sha256 -binary -hmac key -out msg.hmac msg</text:p>
            </text:list-item>
            <text:list-item>
              <text:p text:style-name="P18">openssl dgst -sha256 -binary -hmac key -out msg.hmac_bob msg</text:p>
            </text:list-item>
            <text:list-item>
              <text:p text:style-name="P19">cmp <text:s/>msg.hmac <text:s/>msg.hmac_bob <text:span text:style-name="T8">(any output if the are equal)</text:span></text:p>
            </text:list-item>
          </text:list>
        </text:list-item>
        <text:list-item>
          <text:p text:style-name="P19"><text:soft-page-break/>Is the HMAC that you have just recalculated different from the one you have calculated previously on the original message?</text:p>
          <text:list>
            <text:list-item>
              <text:p text:style-name="P19">openssl dgst -sha256 -binary -hmac key -out msg.hmac_recalculated msg</text:p>
            </text:list-item>
            <text:list-item>
              <text:p text:style-name="P19">cmp msg.hmac msg.hmac_recalculated </text:p>
              <text:list>
                <text:list-item>
                  <text:p text:style-name="P19"><text:span text:style-name="T9">Output: </text:span>msg.hmac msg.hmac_recalculated <text:span text:style-name="T9">difference</text:span>: byte 1, <text:span text:style-name="T9">row </text:span>1</text:p>
                </text:list-item>
              </text:list>
            </text:list-item>
          </text:list>
        </text:list-item>
        <text:list-item>
          <text:p text:style-name="P19">Assuming you use a secure hash function resistant to collisions, could an attacker modify the message msg and then recalculate correctly an HMAC so that its modification cannot be detected by Bob?</text:p>
          <text:list>
            <text:list-item>
              <text:p text:style-name="P20">If we assume that the hash function is collision-resistant and the attacker does not know the key, it is highly improbable for <text:span text:style-name="T10">him</text:span> to modify only the message while expecting that Bob cannot detect a difference between the calculated HMAC and the HMAC received from Alice.</text:p>
            </text:list-item>
          </text:list>
        </text:list-item>
      </text:list>
      <text:h text:style-name="P4" text:outline-level="2">Digital signature</text:h>
      <text:list text:style-name="L58">
        <text:list-item>
          <text:p text:style-name="P21">Write down the dgst OpenSSL command to verify the signature:</text:p>
          <text:list>
            <text:list-item>
              <text:p text:style-name="P21">openssl dgst -sha256 -verify ./alice/rsa.pubkey.alice -signature chap11.sig chap11.pdf</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5.8.1$Linux_X86_64 LibreOffice_project/50$Build-1</meta:generator>
    <dc:date>2023-11-07T11:33:42.086061545</dc:date>
    <meta:editing-duration>PT1H52M20S</meta:editing-duration>
    <meta:editing-cycles>69</meta:editing-cycles>
    <meta:document-statistic meta:table-count="0" meta:image-count="0" meta:object-count="0" meta:page-count="2" meta:paragraph-count="34" meta:word-count="418" meta:character-count="2581" meta:non-whitespace-character-count="2217"/>
  </office:meta>
</office:document-meta>
</file>